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27.501cm" svg:height="14.6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y Toth</meta:initial-creator>
    <meta:creation-date>2017-05-12T16:53:01.229409451</meta:creation-date>
    <dc:date>2017-05-12T17:02:31.909462797</dc:date>
    <dc:creator>Ferry Toth</dc:creator>
    <meta:editing-duration>PT48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322cm" fo:min-width="3.372cm" fo:padding-top="0.139cm" fo:padding-bottom="0.139cm" fo:padding-left="0.264cm" fo:padding-right="0.264cm"/>
    </style:style>
    <style:style style:name="gr2" style:family="graphic" style:parent-style-name="objectwithoutfill">
      <style:graphic-properties draw:stroke="solid" svg:stroke-width="0.028cm" draw:marker-start-width="0.284cm" draw:marker-end-width="0.284cm" draw:fill="none" draw:textarea-vertical-align="middle" draw:auto-grow-height="false" fo:min-height="3.35cm" fo:min-width="3.4cm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91cm" fo:min-width="0.738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objectwithoutfill">
      <style:graphic-properties svg:stroke-color="#000000" draw:marker-start="Circle" draw:marker-start-width="0.15cm" draw:marker-end="Circle" draw:marker-end-width="0.15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34cm"/>
    </style:style>
    <style:style style:name="gr13" style:family="graphic" style:parent-style-name="standard">
      <style:graphic-properties draw:stroke="none" svg:stroke-color="#000000" draw:fill="none" draw:fill-color="#ffffff" fo:min-height="1.832cm"/>
    </style:style>
    <style:style style:name="gr14" style:family="graphic" style:parent-style-name="objectwithoutfill">
      <style:graphic-properties svg:stroke-width="0.035cm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start="" draw:marker-start-width="0.15cm" draw:marker-end="Circle" draw:marker-end-width="0.15cm" draw:fill="none" draw:textarea-vertical-align="middle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93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/>
    </style:style>
    <style:style style:name="gr19" style:family="graphic" style:parent-style-name="objectwithoutfill">
      <style:graphic-properties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18cm" svg:stroke-color="#000000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="hidden"/>
    </style:style>
    <style:style style:name="gr21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22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min-height="0cm" fo:min-width="0.729cm" fo:padding-top="0.229cm" fo:padding-bottom="0.229cm" fo:padding-left="0.441cm" fo:padding-right="0.441cm" fo:wrap-option="wrap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9" style:family="paragraph">
      <style:paragraph-properties fo:margin-top="0cm" fo:margin-bottom="0.065cm" fo:text-align="start"/>
    </style:style>
    <style:style style:name="P10" style:family="paragraph">
      <loext:graphic-properties draw:fill="none" draw:fill-color="#ffffff"/>
      <style:paragraph-properties fo:margin-top="0cm" fo:margin-bottom="0.065cm" fo:text-align="start"/>
      <style:text-properties fo:font-size="6pt" style:font-size-asian="6pt" style:font-size-complex="6pt"/>
    </style:style>
    <style:style style:name="P11" style:family="paragraph">
      <loext:graphic-properties draw:fill="solid" draw:fill-color="#ffffff"/>
      <style:paragraph-properties style:writing-mode="lr-tb"/>
      <style:text-properties fo:font-size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ard">
        <draw:g>
          <draw:custom-shape draw:style-name="gr1" draw:text-style-name="P1" draw:layer="layout" svg:width="3.9cm" svg:height="3.6cm" svg:x="5.6cm" svg:y="3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9cm" svg:height="3.6cm" svg:x="15.7cm" svg:y="3.70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8cm" svg:y1="7.308cm" svg:x2="18.665cm" svg:y2="3.708cm">
            <text:p/>
          </draw:line>
          <draw:line draw:style-name="gr2" draw:text-style-name="P1" draw:layer="layout" svg:x1="15.7cm" svg:y1="7.208cm" svg:x2="18.5cm" svg:y2="3.701cm">
            <text:p/>
          </draw:line>
        </draw:g>
        <draw:line draw:style-name="gr3" draw:text-style-name="P1" draw:layer="layout" svg:x1="13.6cm" svg:y1="0.001cm" svg:x2="13.6cm" svg:y2="14.501cm">
          <text:p/>
        </draw:line>
        <draw:g>
          <draw:line draw:style-name="gr4" draw:text-style-name="P1" draw:layer="layout" svg:x1="25.3cm" svg:y1="0.601cm" svg:x2="27.5cm" svg:y2="0.601cm">
            <text:p/>
          </draw:line>
          <draw:line draw:style-name="gr4" draw:text-style-name="P1" draw:layer="layout" svg:x1="17.4cm" svg:y1="0.601cm" svg:x2="14.1cm" svg:y2="0.601cm">
            <text:p/>
          </draw:line>
          <draw:frame draw:style-name="gr5" draw:text-style-name="P2" draw:layer="layout" svg:width="8.7cm" svg:height="1cm" svg:x="17.4cm" svg:y="0.101cm">
            <draw:text-box>
              <text:p>dasljlaslkdasljdfasljlas</text:p>
            </draw:text-box>
          </draw:frame>
        </draw:g>
        <draw:g>
          <draw:line draw:style-name="gr4" draw:text-style-name="P1" draw:layer="layout" svg:x1="10.1cm" svg:y1="0.601cm" svg:x2="13.5cm" svg:y2="0.601cm">
            <text:p/>
          </draw:line>
          <draw:line draw:style-name="gr4" draw:text-style-name="P1" draw:layer="layout" svg:x1="4cm" svg:y1="0.601cm" svg:x2="0.1cm" svg:y2="0.601cm">
            <text:p/>
          </draw:line>
          <draw:frame draw:style-name="gr5" draw:text-style-name="P2" draw:layer="layout" svg:width="8.7cm" svg:height="1cm" svg:x="2.7cm" svg:y="0.101cm">
            <draw:text-box>
              <text:p text:style-name="P3">Ldjljerflkd;ael’ldsf’ls</text:p>
            </draw:text-box>
          </draw:frame>
        </draw:g>
        <draw:g>
          <draw:custom-shape draw:style-name="gr1" draw:text-style-name="P1" draw:layer="layout" svg:width="3.9cm" svg:height="3.6cm" svg:x="22.3cm" svg:y="3.7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.75cm" svg:height="3.401cm" svg:x="22.35cm" svg:y="3.8cm">
            <draw:text-box>
              <text:p><text:span text:style-name="T1">JTAG</text:span></text:p>
              <text:p><text:span text:style-name="T1">MicroUSB-B</text:span></text:p>
              <text:p><text:span text:style-name="T1">Expansion connector</text:span></text:p>
              <text:p><text:span text:style-name="T1">LED</text:span></text:p>
              <text:p><text:span text:style-name="T1">LED</text:span></text:p>
              <text:p><text:span text:style-name="T1">24V Power supply</text:span></text:p>
              <text:p><text:span text:style-name="T1"/></text:p>
              <text:p><text:span text:style-name="T1"/></text:p>
              <text:p><text:span text:style-name="T1">RS485</text:span></text:p>
            </draw:text-box>
          </draw:frame>
        </draw:g>
        <draw:g>
          <draw:custom-shape draw:style-name="gr7" draw:text-style-name="P1" draw:layer="layout" svg:width="1.266cm" svg:height="1.169cm" svg:x="18.334cm" svg:y="6.1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8.366cm" svg:y1="7.301cm" svg:x2="19.6cm" svg:y2="6.163cm">
            <text:p/>
          </draw:line>
          <draw:line draw:style-name="gr2" draw:text-style-name="P1" draw:layer="layout" svg:x1="18.334cm" svg:y1="7.268cm" svg:x2="19.568cm" svg:y2="6.13cm">
            <text:p/>
          </draw:line>
        </draw:g>
        <draw:frame draw:style-name="gr8" draw:text-style-name="P6" draw:layer="layout" svg:width="1cm" svg:height="0.95cm" svg:x="18.6cm" svg:y="6.401cm">
          <draw:text-box>
            <text:p text:style-name="P5"><text:span text:style-name="T2">3</text:span></text:p>
            <text:p text:style-name="P5"><text:span text:style-name="T2">2</text:span></text:p>
            <text:p text:style-name="P5"><text:span text:style-name="T2">J4 1</text:span></text:p>
          </draw:text-box>
        </draw:frame>
        <draw:line draw:style-name="gr9" draw:text-style-name="P1" draw:layer="layout" svg:x1="19.4cm" svg:y1="6.701cm" svg:x2="22.5cm" svg:y2="6.701cm">
          <text:p/>
        </draw:line>
        <draw:line draw:style-name="gr9" draw:text-style-name="P1" draw:layer="layout" svg:x1="19.4cm" svg:y1="6.901cm" svg:x2="22.5cm" svg:y2="6.901cm">
          <text:p/>
        </draw:line>
        <draw:line draw:style-name="gr9" draw:text-style-name="P1" draw:layer="layout" svg:x1="9.3cm" svg:y1="4.501cm" svg:x2="15.9cm" svg:y2="4.501cm">
          <text:p/>
        </draw:line>
        <draw:frame draw:style-name="gr10" draw:text-style-name="P6" draw:layer="layout" svg:width="0.989cm" svg:height="0.726cm" svg:x="18.611cm" svg:y="5.475cm">
          <draw:text-box>
            <text:p text:style-name="P5"><text:span text:style-name="T2">2</text:span></text:p>
            <text:p text:style-name="P5"><text:span text:style-name="T2">J9 1</text:span></text:p>
          </draw:text-box>
        </draw:frame>
        <draw:line draw:style-name="gr9" draw:text-style-name="P1" draw:layer="layout" svg:x1="19.4cm" svg:y1="5.801cm" svg:x2="22.5cm" svg:y2="5.801cm">
          <text:p/>
        </draw:line>
        <draw:line draw:style-name="gr9" draw:text-style-name="P1" draw:layer="layout" svg:x1="19.4cm" svg:y1="6.001cm" svg:x2="22.5cm" svg:y2="6.001cm">
          <text:p/>
        </draw:line>
        <draw:line draw:style-name="gr9" draw:text-style-name="P1" draw:layer="layout" svg:x1="19.4cm" svg:y1="4.101cm" svg:x2="22.5cm" svg:y2="4.101cm">
          <text:p/>
        </draw:line>
        <draw:line draw:style-name="gr9" draw:text-style-name="P1" draw:layer="layout" svg:x1="19.4cm" svg:y1="4.501cm" svg:x2="22.5cm" svg:y2="4.501cm">
          <text:p/>
        </draw:line>
        <draw:line draw:style-name="gr9" draw:text-style-name="P1" draw:layer="layout" svg:x1="19.4cm" svg:y1="4.801cm" svg:x2="22.5cm" svg:y2="4.801cm">
          <text:p/>
        </draw:line>
        <draw:line draw:style-name="gr11" draw:text-style-name="P1" draw:layer="layout" svg:x1="20.6cm" svg:y1="4.201cm" svg:x2="21cm" svg:y2="4.001cm">
          <text:p/>
        </draw:line>
        <draw:line draw:style-name="gr11" draw:text-style-name="P1" draw:layer="layout" svg:x1="20.6cm" svg:y1="4.601cm" svg:x2="21cm" svg:y2="4.401cm">
          <text:p/>
        </draw:line>
        <draw:line draw:style-name="gr11" draw:text-style-name="P1" draw:layer="layout" svg:x1="20.6cm" svg:y1="4.901cm" svg:x2="21cm" svg:y2="4.701cm">
          <text:p/>
        </draw:line>
        <draw:frame draw:style-name="gr12" draw:text-style-name="P8" draw:layer="layout" svg:width="0.8cm" svg:height="0.484cm" svg:x="20.8cm" svg:y="3.717cm">
          <draw:text-box>
            <text:p text:style-name="P7"><text:span text:style-name="T2">5x</text:span></text:p>
          </draw:text-box>
        </draw:frame>
        <draw:frame draw:style-name="gr12" draw:text-style-name="P8" draw:layer="layout" svg:width="0.8cm" svg:height="0.484cm" svg:x="20.8cm" svg:y="4.117cm">
          <draw:text-box>
            <text:p text:style-name="P7"><text:span text:style-name="T2">5x</text:span></text:p>
          </draw:text-box>
        </draw:frame>
        <draw:frame draw:style-name="gr12" draw:text-style-name="P8" draw:layer="layout" svg:width="0.883cm" svg:height="0.484cm" svg:x="20.8cm" svg:y="4.417cm">
          <draw:text-box>
            <text:p text:style-name="P7"><text:span text:style-name="T2">24x</text:span></text:p>
          </draw:text-box>
        </draw:frame>
        <draw:frame draw:style-name="gr13" draw:text-style-name="P10" draw:layer="layout" svg:width="0.9cm" svg:height="2.082cm" svg:x="18.779cm" svg:y="3.901cm">
          <draw:text-box>
            <text:p text:style-name="P9"><text:span text:style-name="T2">P1</text:span></text:p>
            <text:p text:style-name="P9"><text:span text:style-name="T2">J5</text:span></text:p>
            <text:p text:style-name="P9"><text:span text:style-name="T2">J2</text:span></text:p>
            <text:p text:style-name="P9"><text:span text:style-name="T2">J10</text:span></text:p>
            <text:p text:style-name="P9"><text:span text:style-name="T2">J11</text:span></text:p>
          </draw:text-box>
        </draw:frame>
        <draw:line draw:style-name="gr14" draw:text-style-name="P1" draw:layer="layout" svg:x1="17.6cm" svg:y1="8.201cm" svg:x2="17.6cm" svg:y2="7.001cm">
          <text:p/>
        </draw:line>
        <draw:frame draw:style-name="gr12" draw:text-style-name="P6" draw:layer="layout" svg:width="0.966cm" svg:height="0.484cm" svg:x="17.1cm" svg:y="6.601cm">
          <draw:text-box>
            <text:p text:style-name="P5"><text:span text:style-name="T2">J7 1</text:span></text:p>
          </draw:text-box>
        </draw:frame>
        <draw:line draw:style-name="gr9" draw:text-style-name="P1" draw:layer="layout" svg:x1="19.4cm" svg:y1="5.101cm" svg:x2="22.5cm" svg:y2="5.101cm">
          <text:p/>
        </draw:line>
        <draw:line draw:style-name="gr9" draw:text-style-name="P1" draw:layer="layout" svg:x1="19.4cm" svg:y1="5.401cm" svg:x2="22.5cm" svg:y2="5.401cm">
          <text:p/>
        </draw:line>
        <draw:line draw:style-name="gr11" draw:text-style-name="P1" draw:layer="layout" svg:x1="20.6cm" svg:y1="5.201cm" svg:x2="21cm" svg:y2="5.001cm">
          <text:p/>
        </draw:line>
        <draw:line draw:style-name="gr11" draw:text-style-name="P1" draw:layer="layout" svg:x1="20.6cm" svg:y1="5.501cm" svg:x2="21cm" svg:y2="5.301cm">
          <text:p/>
        </draw:line>
        <draw:frame draw:style-name="gr12" draw:text-style-name="P8" draw:layer="layout" svg:width="0.8cm" svg:height="0.484cm" svg:x="20.8cm" svg:y="4.717cm">
          <draw:text-box>
            <text:p text:style-name="P7"><text:span text:style-name="T2">3x</text:span></text:p>
          </draw:text-box>
        </draw:frame>
        <draw:frame draw:style-name="gr12" draw:text-style-name="P8" draw:layer="layout" svg:width="0.8cm" svg:height="0.484cm" svg:x="20.8cm" svg:y="5.017cm">
          <draw:text-box>
            <text:p text:style-name="P7"><text:span text:style-name="T2">3x</text:span></text:p>
          </draw:text-box>
        </draw:frame>
        <draw:line draw:style-name="gr15" draw:text-style-name="P1" draw:layer="layout" svg:x1="18.9cm" svg:y1="2.701cm" svg:x2="18.9cm" svg:y2="4.001cm">
          <text:p/>
        </draw:line>
        <draw:line draw:style-name="gr16" draw:text-style-name="P1" draw:layer="layout" svg:x1="11.9cm" svg:y1="2.101cm" svg:x2="11.9cm" svg:y2="1.101cm">
          <text:p/>
        </draw:line>
        <draw:line draw:style-name="gr16" draw:text-style-name="P1" draw:layer="layout" svg:x1="11.9cm" svg:y1="2.101cm" svg:x2="12.5cm" svg:y2="1.101cm">
          <text:p/>
        </draw:line>
        <draw:line draw:style-name="gr16" draw:text-style-name="P1" draw:layer="layout" svg:x1="11.3cm" svg:y1="1.101cm" svg:x2="11.9cm" svg:y2="2.101cm">
          <text:p/>
        </draw:line>
        <draw:line draw:style-name="gr3" draw:text-style-name="P1" draw:layer="layout" svg:x1="20.6cm" svg:y1="7.601cm" svg:x2="20.6cm" svg:y2="14.501cm">
          <text:p/>
        </draw:line>
        <draw:line draw:style-name="gr3" draw:text-style-name="P1" draw:layer="layout" svg:x1="20.7cm" svg:y1="7.601cm" svg:x2="20.7cm" svg:y2="14.501cm">
          <text:p/>
        </draw:line>
        <draw:line draw:style-name="gr11" draw:text-style-name="P1" draw:layer="layout" svg:x1="11.9cm" svg:y1="2.701cm" svg:x2="18.9cm" svg:y2="2.701cm">
          <text:p/>
        </draw:line>
        <draw:line draw:style-name="gr11" draw:text-style-name="P1" draw:layer="layout" svg:x1="11.9cm" svg:y1="2.101cm" svg:x2="11.9cm" svg:y2="2.701cm">
          <text:p/>
        </draw:line>
        <draw:line draw:style-name="gr9" draw:text-style-name="P1" draw:layer="layout" svg:x1="9.3cm" svg:y1="4.801cm" svg:x2="15.9cm" svg:y2="4.801cm">
          <text:p/>
        </draw:line>
        <draw:line draw:style-name="gr9" draw:text-style-name="P1" draw:layer="layout" svg:x1="9.3cm" svg:y1="5.101cm" svg:x2="15.9cm" svg:y2="5.101cm">
          <text:p/>
        </draw:line>
        <draw:line draw:style-name="gr9" draw:text-style-name="P1" draw:layer="layout" svg:x1="9.3cm" svg:y1="5.401cm" svg:x2="15.9cm" svg:y2="5.401cm">
          <text:p/>
        </draw:line>
        <draw:frame draw:style-name="gr17" draw:text-style-name="P8" draw:layer="layout" svg:width="1cm" svg:height="1.183cm" svg:x="15.7cm" svg:y="4.36cm">
          <draw:text-box>
            <text:p text:style-name="P7"><text:span text:style-name="T2">4 J6</text:span></text:p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custom-shape draw:style-name="gr18" draw:text-style-name="P1" draw:layer="layout" svg:width="0.3cm" svg:height="1.4cm" svg:x="14.8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4.94cm" svg:y1="8.201cm" svg:x2="14.94cm" svg:y2="5.701cm">
          <text:p/>
        </draw:line>
        <draw:custom-shape draw:style-name="gr18" draw:text-style-name="P1" draw:layer="layout" svg:width="0.3cm" svg:height="1.4cm" svg:x="10.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182cm" svg:y1="8.201cm" svg:x2="9.182cm" svg:y2="7.201cm">
          <text:p/>
        </draw:line>
        <draw:frame draw:style-name="gr17" draw:text-style-name="P6" draw:layer="layout" svg:width="0.966cm" svg:height="1.183cm" svg:x="8.534cm" svg:y="4.417cm">
          <draw:text-box>
            <text:p text:style-name="P5"><text:span text:style-name="T2">J1 1</text:span></text:p>
            <text:p text:style-name="P5"><text:span text:style-name="T2">3</text:span></text:p>
            <text:p text:style-name="P5"><text:span text:style-name="T2">4</text:span></text:p>
            <text:p text:style-name="P5"><text:span text:style-name="T2">2</text:span></text:p>
          </draw:text-box>
        </draw:frame>
        <draw:line draw:style-name="gr3" draw:text-style-name="P1" draw:layer="layout" svg:x1="4.1cm" svg:y1="7.701cm" svg:x2="4.1cm" svg:y2="14.601cm">
          <text:p/>
        </draw:line>
        <draw:line draw:style-name="gr3" draw:text-style-name="P1" draw:layer="layout" svg:x1="4.2cm" svg:y1="7.701cm" svg:x2="4.2cm" svg:y2="14.601cm">
          <text:p/>
        </draw:line>
        <draw:g>
          <draw:custom-shape draw:style-name="gr1" draw:text-style-name="P1" draw:layer="layout" svg:width="3.9cm" svg:height="3.6cm" svg:x="0.1cm" svg:y="3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1" draw:layer="layout" svg:width="0.204cm" svg:height="0.204cm" svg:x="0.703cm" svg:y="4.0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12" draw:layer="layout" svg:x1="0.704cm" svg:y1="4.197cm" svg:x2="0.401cm" svg:y2="4.199cm">
            <text:p/>
          </draw:line>
          <draw:custom-shape draw:style-name="gr20" draw:text-style-name="P11" draw:layer="layout" svg:width="0.204cm" svg:height="0.204cm" svg:x="1.306cm" svg:y="4.0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12" draw:layer="layout" svg:x1="1.507cm" svg:y1="4.199cm" svg:x2="1.81cm" svg:y2="4.201cm">
            <text:p/>
          </draw:line>
          <draw:line draw:style-name="gr22" draw:text-style-name="P12" draw:layer="layout" svg:x1="0.803cm" svg:y1="4.097cm" svg:x2="1.408cm" svg:y2="4.099cm">
            <text:p/>
          </draw:line>
          <draw:custom-shape draw:style-name="gr23" draw:text-style-name="P13" draw:layer="layout" svg:width="1.611cm" svg:height="0.405cm" svg:x="0.3cm" svg:y="3.99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